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40000000300756CDF93.png"/>
  <manifest:file-entry manifest:media-type="image/png" manifest:full-path="Pictures/100000000000011E000000C16FC8670B.png"/>
  <manifest:file-entry manifest:media-type="image/png" manifest:full-path="Pictures/10000000000001450000005F95EE2CD3.png"/>
  <manifest:file-entry manifest:media-type="image/png" manifest:full-path="Pictures/10000000000000200000002000309F1C.png"/>
  <manifest:file-entry manifest:media-type="image/png" manifest:full-path="Pictures/100000000000000800000008DD0ADA29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02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36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="none" draw:fill-color="#ffffff" draw:fill-image-name="Empty" draw:auto-grow-height="true" fo:min-height="10.774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1.958cm"/>
    </style:style>
    <style:style style:name="pr5" style:family="presentation" style:parent-style-name="Default-outline1">
      <style:graphic-properties fo:min-height="15.143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outline1">
      <style:graphic-properties fo:min-height="14.43cm"/>
    </style:style>
    <style:style style:name="pr9" style:family="presentation" style:parent-style-name="Default-title">
      <style:graphic-properties fo:min-height="1.703cm"/>
    </style:style>
    <style:style style:name="pr10" style:family="presentation" style:parent-style-name="Default-outline1">
      <style:graphic-properties fo:min-height="16.055cm"/>
    </style:style>
    <style:style style:name="pr11" style:family="presentation" style:parent-style-name="Default-title">
      <style:graphic-properties draw:auto-grow-height="true" fo:min-height="3.507cm"/>
    </style:style>
    <style:style style:name="co1" style:family="table-column">
      <style:table-column-properties style:column-width="6.461cm" style:use-optimal-column-width="false"/>
    </style:style>
    <style:style style:name="co2" style:family="table-column">
      <style:table-column-properties style:column-width="7.146cm" style:use-optimal-column-width="false"/>
    </style:style>
    <style:style style:name="co3" style:family="table-column">
      <style:table-column-properties style:column-width="13.251cm" style:use-optimal-column-width="false"/>
    </style:style>
    <style:style style:name="co4" style:family="table-column">
      <style:table-column-properties style:column-width="3.7cm" style:use-optimal-column-width="false"/>
    </style:style>
    <style:style style:name="co5" style:family="table-column">
      <style:table-column-properties style:column-width="5.915cm" style:use-optimal-column-width="false"/>
    </style:style>
    <style:style style:name="co6" style:family="table-column">
      <style:table-column-properties style:column-width="5.601cm" style:use-optimal-column-width="false"/>
    </style:style>
    <style:style style:name="co7" style:family="table-column">
      <style:table-column-properties style:column-width="6.244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2.52cm"/>
    </style:style>
    <style:style style:name="ro3" style:family="table-row">
      <style:table-row-properties style:row-height="2.218cm"/>
    </style:style>
    <style:style style:name="ro4" style:family="table-row">
      <style:table-row-properties style:row-height="2.067cm"/>
    </style:style>
    <style:style style:name="ro5" style:family="table-row">
      <style:table-row-properties style:row-height="1.691cm"/>
    </style:style>
    <style:style style:name="ce1" style:family="table-cell">
      <style:graphic-properties style:repeat="repeat"/>
      <style:text-properties fo:font-size="28pt" style:font-size-asian="28pt" style:font-size-complex="28pt"/>
    </style:style>
    <style:style style:name="ce2" style:family="table-cell">
      <style:graphic-properties style:repeat="repeat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3" style:family="table-cell">
      <style:graphic-properties style:repeat="repeat"/>
      <style:text-properties fo:font-size="28pt" fo:font-weight="bold" style:font-size-asian="28pt" style:font-weight-asian="bold" style:font-size-complex="28pt" style:font-weight-complex="bold"/>
    </style:style>
    <style:style style:name="ce4" style:family="table-cell">
      <style:graphic-properties style:repeat="repeat"/>
      <style:paragraph-properties fo:text-align="center"/>
      <style:text-properties fo:font-size="28pt" style:font-size-asian="28pt" style:font-size-complex="28pt"/>
    </style:style>
    <style:style style:name="ce5" style:family="table-cell">
      <style:graphic-properties style:repeat="repeat"/>
      <style:paragraph-properties fo:text-align="center"/>
      <style:text-properties fo:font-size="24pt" style:font-size-asian="24pt" style:font-size-complex="24pt"/>
    </style:style>
    <style:style style:name="ce6" style:family="table-cell">
      <style:graphic-properties style:repeat="repeat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P1" style:family="paragraph">
      <style:text-properties fo:color="#280099" fo:font-family="'Trebuchet MS'" style:font-family-generic="swiss" style:font-pitch="variable"/>
    </style:style>
    <style:style style:name="P2" style:family="paragraph">
      <style:text-properties fo:color="#0000ff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text-align="center"/>
      <style:text-properties fo:font-size="28pt" style:font-size-asian="28pt" style:font-size-complex="28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0000ff" fo:font-family="'Trebuchet MS'" style:font-family-generic="swiss" style:font-pitch="variable"/>
    </style:style>
    <style:style style:name="T2" style:family="text">
      <style:text-properties fo:color="#4c4c4c"/>
    </style:style>
    <style:style style:name="T3" style:family="text">
      <style:text-properties fo:color="#000000"/>
    </style:style>
    <style:style style:name="T4" style:family="text">
      <style:text-properties fo:color="#0000ff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6pt" style:text-underline-style="none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0000ff" fo:font-size="24pt" style:font-size-asian="24pt" style:font-size-complex="24pt"/>
    </style:style>
    <style:style style:name="T10" style:family="text">
      <style:text-properties fo:color="#ff0000" fo:font-size="20pt" style:font-size-asian="20pt" style:font-size-complex="20pt"/>
    </style:style>
    <style:style style:name="T11" style:family="text">
      <style:text-properties fo:color="#00ae00" fo:font-size="20pt" style:font-size-asian="20pt" style:font-size-complex="20pt"/>
    </style:style>
    <style:style style:name="T12" style:family="text">
      <style:text-properties fo:color="#3deb3d" fo:font-size="20pt" style:font-size-asian="20pt" style:font-size-complex="20pt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family="Arial" style:font-family-generic="swiss" style:font-pitch="variable" fo:font-size="32pt" style:font-size-asian="32pt" style:font-size-complex="32pt"/>
    </style:style>
    <style:style style:name="T18" style:family="text">
      <style:text-properties fo:font-family="Arial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clipse OCL Summary</presentation:footer-decl>
      <presentation:date-time-decl presentation:name="dtd1" presentation:source="fixed">3-Nov-2011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7cm" svg:height="3.256cm" svg:x="0.5cm" svg:y="1.564cm" presentation:class="title" presentation:user-transformed="true">
          <draw:text-box>
            <text:p><text:span text:style-name="T1">Eclipse OCL Summary</text:span></text:p>
          </draw:text-box>
        </draw:frame>
        <draw:frame presentation:style-name="pr2" draw:layer="layout" svg:width="25.199cm" svg:height="11.395cm" svg:x="1.5cm" svg:y="4.117cm">
          <draw:text-box>
            <text:p>Edward Willink, <text:span text:style-name="T2">Thales</text:span></text:p>
            <text:p><text:span text:style-name="T2">Eclipse (MDT) OCL Project Lead</text:span></text:p>
            <text:p><text:span text:style-name="T3"/></text:p>
            <text:p><text:span text:style-name="T3">Axel Uhl, </text:span><text:span text:style-name="T2">SAP</text:span><text:span text:style-name="T2"><text:line-break/></text:span><text:span text:style-name="T2">Eclipse (MDT) OCL Committer</text:span></text:p>
            <text:p><text:span text:style-name="T2"/></text:p>
            <text:p><text:span text:style-name="T2"/></text:p>
            <text:p><text:span text:style-name="T4"/></text:p>
            <text:p><text:span text:style-name="T5">3rd November 2011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1.958cm" svg:x="1.4cm" svg:y="0.837cm" presentation:class="title" presentation:user-transformed="true">
          <draw:text-box>
            <text:p><text:span text:style-name="T4">Obect Control Language</text:span></text:p>
          </draw:text-box>
        </draw:frame>
        <draw:frame presentation:style-name="pr5" draw:layer="layout" svg:width="25.199cm" svg:height="15.143cm" svg:x="1.4cm" svg:y="2.88cm" presentation:class="outline" presentation:user-transformed="true">
          <draw:text-box>
            <text:list text:style-name="L2">
              <text:list-item>
                <text:p><text:span text:style-name="T6">OMG specification</text:span></text:p>
                <text:p/>
              </text:list-item>
            </text:list>
            <text:p/>
            <text:p/>
            <text:p/>
            <text:p><text:span text:style-name="T7"/></text:p>
            <text:p/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Project History</text:span></text:p>
          </draw:text-box>
        </draw:frame>
        <draw:frame draw:style-name="gr2" draw:text-style-name="P3" draw:layer="layout" svg:width="4.875cm" svg:height="5.947cm" svg:x="1.3cm" svg:y="4.745cm">
          <draw:text-box>
            <text:p text:style-name="P3"><text:span text:style-name="T9">Pre-Helios</text:span></text:p>
            <text:p text:style-name="P3"><text:span text:style-name="T8"/></text:p>
            <text:p text:style-name="P3"><text:span text:style-name="T8">IBM contribution</text:span></text:p>
            <text:p text:style-name="P3"><text:span text:style-name="T8"/></text:p>
            <text:p text:style-name="P3"><text:span text:style-name="T8">Christian Damus</text:span></text:p>
          </draw:text-box>
        </draw:frame>
        <draw:frame draw:style-name="gr2" draw:text-style-name="P3" draw:layer="layout" svg:width="6.825cm" svg:height="12.283cm" svg:x="6.37cm" svg:y="4.742cm">
          <draw:text-box>
            <text:p text:style-name="P3"><text:span text:style-name="T9">Helios</text:span></text:p>
            <text:p text:style-name="P3"><text:span text:style-name="T8"/></text:p>
            <text:p text:style-name="P3"><text:span text:style-name="T10">OCL delegates</text:span></text:p>
            <text:p text:style-name="P3"><text:span text:style-name="T10">Xtext editors</text:span></text:p>
            <text:p text:style-name="P3"><text:span text:style-name="T8"/></text:p>
            <text:p text:style-name="P3"><text:span text:style-name="T11">OCLinEcore</text:span></text:p>
            <text:p text:style-name="P3"><text:span text:style-name="T11">Essential OCL</text:span></text:p>
            <text:p text:style-name="P3"><text:span text:style-name="T11">Complete OCL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>syntactic validation</text:span></text:p>
          </draw:text-box>
        </draw:frame>
        <draw:frame draw:style-name="gr3" draw:text-style-name="P3" draw:layer="layout" svg:width="6.955cm" svg:height="12.283cm" svg:x="13.39cm" svg:y="4.669cm">
          <draw:text-box>
            <text:p text:style-name="P3"><text:span text:style-name="T9">Indigo</text:span></text:p>
            <text:p text:style-name="P3"><text:span text:style-name="T8"/></text:p>
            <text:p text:style-name="P3"><text:span text:style-name="T10">Pivot model</text:span></text:p>
            <text:p text:style-name="P3"><text:span text:style-name="T10">Impact Analyzer</text:span></text:p>
            <text:p text:style-name="P3"><text:span text:style-name="T8"/></text:p>
            <text:p text:style-name="P3"><text:span text:style-name="T11">Library model</text:span></text:p>
            <text:p text:style-name="P3"><text:span text:style-name="T11">Xtext OCL Console</text:span></text:p>
            <text:p text:style-name="P3"><text:span text:style-name="T8"/></text:p>
            <text:p text:style-name="P3"><text:span text:style-name="T12">re-use in Papyrus</text:span></text:p>
            <text:p text:style-name="P3"><text:span text:style-name="T12">re-use in Xtext </text:span></text:p>
            <text:p text:style-name="P3"><text:span text:style-name="T8"/></text:p>
            <text:p text:style-name="P3"><text:span text:style-name="T8">Accurate evaluation</text:span></text:p>
            <text:p text:style-name="P3"><text:span text:style-name="T8">Faster evaluation</text:span></text:p>
            <text:p text:style-name="P3"><text:span text:style-name="T8"/></text:p>
            <text:p text:style-name="P3"><text:span text:style-name="T8">semantic validation</text:span></text:p>
          </draw:text-box>
        </draw:frame>
        <draw:frame draw:style-name="gr4" draw:text-style-name="P3" draw:layer="layout" svg:width="6.89cm" svg:height="13.075cm" svg:x="20.605cm" svg:y="4.745cm">
          <draw:text-box>
            <text:p text:style-name="P3"><text:span text:style-name="T9">Juno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11">OCL2Java</text:span></text:p>
            <text:p text:style-name="P3"><text:span text:style-name="T8"/></text:p>
            <text:p text:style-name="P3"><text:span text:style-name="T8">promotion from</text:span></text:p>
            <text:p text:style-name="P3"><text:span text:style-name="T8">examples</text:span></text:p>
            <text:p text:style-name="P3"><text:span text:style-name="T8"/></text:p>
            <text:p text:style-name="P3"><text:span text:style-name="T8">re-use for QVTd</text:span></text:p>
            <text:p text:style-name="P3"><text:span text:style-name="T8"/></text:p>
            <text:p text:style-name="P3"><text:span text:style-name="T8">Fast evaluation</text:span></text:p>
            <text:p text:style-name="P3"><text:span text:style-name="T8"/></text:p>
            <text:p text:style-name="P3"><text:span text:style-name="T8">model-defined</text:span></text:p>
            <text:p text:style-name="P3"><text:span text:style-name="T8">model valid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4">OCL and Xbase</text:span></text:p>
          </draw:text-box>
        </draw:frame>
        <draw:frame presentation:style-name="pr7" draw:layer="layout" svg:width="25.199cm" svg:height="13.792cm" svg:x="1.4cm" svg:y="4.914cm" presentation:class="outline" presentation:user-transformed="true">
          <draw:text-box>
            <text:list text:style-name="L2">
              <text:list-item>
                <text:p>OCL</text:p>
                <text:list>
                  <text:list-item>
                    <text:p>OMG OCL 2.3 executable specification language</text:p>
                  </text:list-item>
                  <text:list-item>
                    <text:p>powerful compact model-oriented language</text:p>
                  </text:list-item>
                  <text:list-item>
                    <text:p>foundation for QVT and MOFM2T (Acceleo) ...</text:p>
                  </text:list-item>
                  <text:list-item>
                    <text:p>many small projects</text:p>
                  </text:list-item>
                </text:list>
              </text:list-item>
              <text:list-item>
                <text:p>Xbase</text:p>
                <text:list>
                  <text:list-item>
                    <text:p>pragmatic Java-like implementation language</text:p>
                  </text:list-item>
                  <text:list-item>
                    <text:p>coherent support from itemis</text:p>
                  </text:list-item>
                </text:list>
              </text:list-item>
            </text:list>
            <text:p><text:span text:style-name="T13"/></text:p>
            <text:p>Almost useless till embedded in some context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4">OCLinEcore and Xcore</text:span></text:p>
          </draw:text-box>
        </draw:frame>
        <draw:frame presentation:style-name="pr8" draw:layer="layout" svg:width="25.199cm" svg:height="14.43cm" svg:x="1.495cm" svg:y="4.16cm" presentation:class="outline" presentation:user-transformed="true">
          <draw:text-box>
            <text:list text:style-name="L2">
              <text:list-item>
                <text:p>Textual Ecore</text:p>
                <text:list>
                  <text:list-item>
                    <text:p>find / replace / search editing</text:p>
                  </text:list-item>
                  <text:list-item>
                    <text:p>full text</text:p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26.857cm" svg:height="10.515cm" svg:x="0.721cm" svg:y="8.72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4">Ecore compliance</text:p>
              </table:table-cell>
              <table:table-cell>
                <text:p text:style-name="P4">Operation/Property bodies</text:p>
              </table:table-cell>
            </table:table-row>
            <table:table-row table:style-name="ro1" table:default-cell-style-name="ce4">
              <table:table-cell table:style-name="ce3">
                <text:p text:style-name="P5">XMI</text:p>
              </table:table-cell>
              <table:table-cell>
                <text:p text:style-name="P6">100%</text:p>
              </table:table-cell>
              <table:table-cell>
                <text:p text:style-name="P6">whatever</text:p>
              </table:table-cell>
            </table:table-row>
            <table:table-row table:style-name="ro1" table:default-cell-style-name="ce4">
              <table:table-cell table:style-name="ce3">
                <text:p text:style-name="P5">KM3</text:p>
              </table:table-cell>
              <table:table-cell>
                <text:p text:style-name="P6">80%</text:p>
              </table:table-cell>
              <table:table-cell>
                <text:p text:style-name="P6">no</text:p>
              </table:table-cell>
            </table:table-row>
            <table:table-row table:style-name="ro1" table:default-cell-style-name="ce4">
              <table:table-cell table:style-name="ce3">
                <text:p text:style-name="P5">Emfatic</text:p>
              </table:table-cell>
              <table:table-cell>
                <text:p text:style-name="P6">95%</text:p>
              </table:table-cell>
              <table:table-cell>
                <text:p text:style-name="P6">no</text:p>
              </table:table-cell>
            </table:table-row>
            <table:table-row table:style-name="ro1" table:default-cell-style-name="ce4">
              <table:table-cell table:style-name="ce3">
                <text:p text:style-name="P5">Xcore</text:p>
              </table:table-cell>
              <table:table-cell>
                <text:p text:style-name="P6">90%</text:p>
              </table:table-cell>
              <table:table-cell>
                <text:p text:style-name="P6">Java / Xbase / Xtend (Juno)</text:p>
              </table:table-cell>
            </table:table-row>
            <table:table-row table:style-name="ro1" table:default-cell-style-name="ce4">
              <table:table-cell table:style-name="ce3">
                <text:p text:style-name="P5">OCLinEcore</text:p>
              </table:table-cell>
              <table:table-cell>
                <text:p text:style-name="P6">&gt;99%</text:p>
              </table:table-cell>
              <table:table-cell>
                <text:p text:style-name="P6">interpreted OCL (Helios)</text:p>
                <text:p text:style-name="P6">OCL2Java (Juno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4">Essential OCL embedding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nteractive Xtext OCL Console</text:p>
                <text:list>
                  <text:list-item>
                    <text:p>supports interactive practice of OCL expressions</text:p>
                  </text:list-item>
                  <text:list-item>
                    <text:p>re-uses Xtext editor</text:p>
                    <text:list>
                      <text:list-item>
                        <text:p>eliminates need for intuitive assistant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Papyrus Class Diagram Constraint editor</text:p>
                <text:list>
                  <text:list-item>
                    <text:p>embedded Xtext Essential OCL editor</text:p>
                    <text:list>
                      <text:list-item>
                        <text:p>pop-up to augment UML model</text:p>
                      </text:list-item>
                    </text:list>
                  </text:list-item>
                </text:list>
              </text:list-item>
            </text:list>
            <text:p><text:span text:style-name="T13"/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4">OCL evaluation performance</text:span></text:p>
          </draw:text-box>
        </draw:frame>
        <draw:frame draw:style-name="standard" draw:layer="layout" svg:width="27.374cm" svg:height="11.385cm" svg:x="0.245cm" svg:y="5.65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column table:style-name="co7"/>
            <table:table-row table:style-name="ro2" table:default-cell-style-name="ce5">
              <table:table-cell>
                <text:p text:style-name="P8">Release</text:p>
              </table:table-cell>
              <table:table-cell>
                <text:p text:style-name="P8">Compile-time</text:p>
                <text:p text:style-name="P8">(genmodel)</text:p>
              </table:table-cell>
              <table:table-cell>
                <text:p text:style-name="P8">First Run-time</text:p>
              </table:table-cell>
              <table:table-cell>
                <text:p text:style-name="P8">Every Run-time</text:p>
              </table:table-cell>
              <table:table-cell>
                <text:p text:style-name="P8">Run-time support</text:p>
              </table:table-cell>
            </table:table-row>
            <table:table-row table:style-name="ro3" table:default-cell-style-name="ce7">
              <table:table-cell table:style-name="ce6">
                <text:p text:style-name="P9">Helios</text:p>
              </table:table-cell>
              <table:table-cell>
                <text:p text:style-name="P10">Text copy</text:p>
              </table:table-cell>
              <table:table-cell>
                <text:p text:style-name="P10">OCL parsing</text:p>
              </table:table-cell>
              <table:table-cell>
                <text:p text:style-name="P10">Slow Visitor</text:p>
                <text:p text:style-name="P10">Interpreter</text:p>
              </table:table-cell>
              <table:table-cell>
                <text:p text:style-name="P10">Unmodelled library</text:p>
              </table:table-cell>
            </table:table-row>
            <table:table-row table:style-name="ro4" table:default-cell-style-name="ce7">
              <table:table-cell table:style-name="ce6">
                <text:p text:style-name="P9">Indigo</text:p>
              </table:table-cell>
              <table:table-cell>
                <text:p text:style-name="P10"><text:span text:style-name="T14">Text copy</text:span></text:p>
              </table:table-cell>
              <table:table-cell>
                <text:p text:style-name="P10">OCL parsing</text:p>
              </table:table-cell>
              <table:table-cell>
                <text:p text:style-name="P10">Faster Visitor</text:p>
                <text:p text:style-name="P10">Interpreter</text:p>
              </table:table-cell>
              <table:table-cell>
                <text:p text:style-name="P10">Modelled library</text:p>
                <text:p text:style-name="P10">Faster library</text:p>
              </table:table-cell>
            </table:table-row>
            <table:table-row table:style-name="ro5" table:default-cell-style-name="ce7">
              <table:table-cell table:style-name="ce6">
                <text:p text:style-name="P9">Juno</text:p>
              </table:table-cell>
              <table:table-cell>
                <text:p text:style-name="P10">OCL parsing</text:p>
                <text:p text:style-name="P10">Java Body generation</text:p>
                <text:p text:style-name="P10">Dispatch Table generation</text:p>
              </table:table-cell>
              <table:table-cell>
                <text:p text:style-name="P10">Java JIT</text:p>
              </table:table-cell>
              <table:table-cell>
                <text:p text:style-name="P10">Fast Inline Polymorphic Dispatcher</text:p>
              </table:table-cell>
              <table:table-cell>
                <text:p text:style-name="P10">Modelled library</text:p>
                <text:p text:style-name="P10">Faster library</text:p>
                <text:p text:style-name="P10">Polymorphic value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Old Eclipse OCL</text:span></text:p>
          </draw:text-box>
        </draw:frame>
        <draw:frame presentation:style-name="pr7" draw:layer="layout" svg:width="25.199cm" svg:height="13.771cm" svg:x="1.4cm" svg:y="4.914cm" presentation:class="outline" presentation:user-transformed="true">
          <draw:text-box>
            <text:list text:style-name="L2">
              <text:list-item>
                <text:p>Old code - stable from Helios, MDT/OCL 3.0</text:p>
                <text:list>
                  <text:list-item>
                    <text:p>LPG-based</text:p>
                  </text:list-item>
                  <text:list-item>
                    <text:p>org.eclipse.ocl.ecore, org.eclipse.ocl.uml</text:p>
                    <text:list>
                      <text:list-item>
                        <text:p>templates for Ecore/UML binding</text:p>
                      </text:list-item>
                    </text:list>
                  </text:list-item>
                  <text:list-item>
                    <text:p>no editors</text:p>
                  </text:list-item>
                  <text:list-item>
                    <text:p>delegate URI:</text:p>
                    <text:list>
                      <text:list-item>
                        <text:p><text:span text:style-name="T5">http://www.eclipse.org/emf/2002/Ecore/OCL</text:span></text:p>
                      </text:list-item>
                    </text:list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list>
                  <text:list-item>
                    <text:p><text:span text:style-name="T15">limited bug fixing</text:span></text:p>
                    <text:list>
                      <text:list-item>
                        <text:p><text:span text:style-name="T5">fundamental problems hard to addre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New Eclipse OCL</text:span></text:p>
          </draw:text-box>
        </draw:frame>
        <draw:frame presentation:style-name="pr7" draw:layer="layout" svg:width="25.199cm" svg:height="14.376cm" svg:x="1.4cm" svg:y="4.914cm" presentation:class="outline" presentation:user-transformed="true">
          <draw:text-box>
            <text:list text:style-name="L2">
              <text:list-item>
                <text:p><text:span text:style-name="T5">Helios, MDT/OCL 3.0 Examples</text:span></text:p>
                <text:list>
                  <text:list-item>
                    <text:p><text:span text:style-name="T5">Partial functionality Xtext-based editors</text:span></text:p>
                  </text:list-item>
                </text:list>
              </text:list-item>
              <text:list-item>
                <text:p><text:span text:style-name="T5">Indigo, MDT/OCL 3.1 Examples</text:span></text:p>
                <text:list>
                  <text:list-item>
                    <text:p><text:span text:style-name="T5">Full functionality Xtext-based editors</text:span></text:p>
                  </text:list-item>
                  <text:list-item>
                    <text:p><text:span text:style-name="T5">Modelled Extensible Library and Evaluator</text:span></text:p>
                    <text:list>
                      <text:list-item>
                        <text:p><text:span text:style-name="T5">org.eclipse.ocl.examples.pivot</text:span></text:p>
                      </text:list-item>
                      <text:list-item>
                        <text:p><text:span text:style-name="T5">no templates, 'exact' UML-aligned OMG compliance </text:span></text:p>
                      </text:list-item>
                    </text:list>
                  </text:list-item>
                  <text:list-item>
                    <text:p><text:span text:style-name="T5">delegate URI:</text:span></text:p>
                    <text:list>
                      <text:list-item>
                        <text:p><text:span text:style-name="T5">http://www.eclipse.org/emf/2002/Ecore/OCL/Pivot</text:span></text:p>
                      </text:list-item>
                    </text:list>
                  </text:list-item>
                </text:list>
              </text:list-item>
              <text:list-item>
                <text:p><text:span text:style-name="T5">'Juno', MDT/OCL 3.2 Core + Tools</text:span></text:p>
                <text:list>
                  <text:list-item>
                    <text:p><text:span text:style-name="T5">org.eclipse.ocl.piv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2" draw:layer="layout" svg:width="25.199cm" svg:height="1.737cm" svg:x="1.4cm" svg:y="0.945cm" presentation:class="title" presentation:user-transformed="true">
          <draw:text-box>
            <text:p><text:span text:style-name="T4">Summary</text:span></text:p>
          </draw:text-box>
        </draw:frame>
        <draw:frame presentation:style-name="pr10" draw:layer="layout" svg:width="26.614cm" svg:height="16.055cm" svg:x="1.386cm" svg:y="3.185cm" presentation:class="outline" presentation:user-transformed="true">
          <draw:text-box>
            <text:p>OCL: simple, sensible, powerful modeling language</text:p>
            <text:p/>
            <text:p>Useable in isolation</text:p>
            <text:list text:style-name="L2">
              <text:list-item>
                <text:p>Java API, Ecore elaboration, EMF delegates</text:p>
              </text:list-item>
            </text:list>
            <text:p>Useavle in combination</text:p>
            <text:list text:continue-numbering="true" text:style-name="L2">
              <text:list-item>
                <text:p>Xtext validation, Acceleo, QVTo core</text:p>
              </text:list-item>
            </text:list>
            <text:p/>
            <text:p>Tooling available</text:p>
            <text:list text:continue-numbering="true" text:style-name="L2">
              <text:list-item>
                <text:p>Evaluation Console</text:p>
              </text:list-item>
              <text:list-item>
                <text:p>OCL Editors</text:p>
              </text:list-item>
              <text:list-item>
                <text:p>? Papyrus Edi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2" draw:layer="layout" svg:width="25.199cm" svg:height="3.507cm" svg:x="1.4cm" svg:y="0.837cm" presentation:class="title">
          <draw:text-box>
            <text:p><text:span text:style-name="T4">OCL Resources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CL 2.2 Specification <text:s/><text:span text:style-name="T16"><text:a xlink:href="http://www.omg.org/spec/OCL/2.2">http://www.omg.org/spec/OCL/2.2</text:a></text:span></text:p>
                <text:list>
                  <text:list-item>
                    <text:list>
                      <text:list-item>
                        <text:p>Clause 7 is quite readable (many typos)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The Object Constraint Language:<text:line-break/>Getting Your Models Ready For MDA<text:line-break/>Jos B. Warmer, Anneke Kleppe</text:p>
              </text:list-item>
            </text:list>
            <text:p><text:span text:style-name="T17"/></text:p>
            <text:list text:continue-numbering="true" text:style-name="L2">
              <text:list-item>
                <text:p><text:span text:style-name="T17">Eclipse MDT/OCL project</text:span><text:span text:style-name="T18"><text:a xlink:href="http://www.eclipse.org/projects/project_summary.php?projectid=modeling.mdt.ocl">http://www.eclipse.org/projects/project_summary.php?projectid=modeling.mdt.oc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SlideGrad" draw:style="linear" draw:start-color="#ffffff" draw:end-color="#322c72" draw:start-intensity="100%" draw:end-intensity="100%" draw:angle="0" draw:border="8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fill-image draw:name="MyBg" xlink:href="Pictures/100000000000040000000300756CDF93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 draw:fill-gradient-name="SlideGrad" draw:fill-image-name="MyBg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2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gradient-name="SlideGrad" draw:fill-image-name="MyBg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top="0cm" fo:margin-bottom="0cm" fo:text-align="center" style:punctuation-wrap="hanging"/>
      <style:text-properties fo:hyphenate="false"/>
    </style:style>
    <style:style style:name="MP6" style:family="paragraph">
      <style:text-properties fo:font-size="18pt"/>
    </style:style>
    <style:style style:name="MP7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text-properties fo:font-size="18pt" style:font-size-asian="14pt" style:font-size-complex="14pt"/>
    </style:style>
    <style:style style:name="MP13" style:family="paragraph">
      <style:paragraph-properties fo:text-align="center"/>
      <style:text-properties fo:font-size="18pt" style:font-size-asian="14pt" style:font-size-complex="14pt"/>
    </style:style>
    <style:style style:name="MP14" style:family="paragraph">
      <style:paragraph-properties fo:text-align="end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3" draw:layer="backgroundobjects" svg:width="8.376cm" svg:height="0.715cm" svg:x="3.64cm" svg:y="20.085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98cm" svg:x="20.475cm" svg:y="19.82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605cm" svg:height="0.871cm" svg:x="12.675cm" svg:y="19.955cm">
        <draw:text-box>
          <text:p><text:span text:style-name="MT1">Made available under EPL v1.0</text:span></text:p>
        </draw:text-box>
      </draw:frame>
      <draw:frame draw:style-name="Mgr4" draw:text-style-name="MP4" draw:layer="backgroundobjects" svg:width="5.413cm" svg:height="1.582cm" svg:x="22.425cm" svg:y="19.305cm">
        <draw:image xlink:href="Pictures/10000000000001450000005F95EE2CD3.png" xlink:type="simple" xlink:show="embed" xlink:actuate="onLoad">
          <text:p/>
        </draw:image>
      </draw:frame>
      <draw:frame draw:style-name="Mgr4" draw:text-style-name="MP4" draw:layer="backgroundobjects" svg:width="2.46cm" svg:height="1.66cm" svg:x="0.169cm" svg:y="19.24cm">
        <draw:image xlink:href="Pictures/100000000000011E000000C16FC8670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draw:name="Title 1" presentation:style-name="Mpr4" draw:text-style-name="MP6" draw:layer="backgroundobjects" svg:width="25.199cm" svg:height="3.499cm" svg:x="1.399cm" svg:y="0.841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5" draw:text-style-name="MP6" draw:layer="backgroundobjects" svg:width="25.199cm" svg:height="13.858cm" svg:x="1.399cm" svg:y="4.899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2" draw:layer="backgroundobjects" svg:width="6.533cm" svg:height="1.117cm" svg:x="1.399cm" svg:y="19.464cm" presentation:class="date-time" presentation:user-transformed="true">
        <draw:text-box>
          <text:p text:style-name="MP11"><text:span text:style-name="MT8"><text:date style:data-style-name="D1" text:date-value="2011-10-29">29.10.11</text:date></text:span></text:p>
        </draw:text-box>
      </draw:frame>
      <draw:frame draw:name="Footer Placeholder 4" presentation:style-name="Mpr6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4" draw:layer="backgroundobjects" svg:width="6.533cm" svg:height="1.117cm" svg:x="20.066cm" svg:y="19.464cm" presentation:class="page-number" presentation:user-transformed="true">
        <draw:text-box>
          <text:p text:style-name="MP11"><text:span text:style-name="MT8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5.398cm" svg:height="12.25cm" svg:x="4.199cm" svg:y="2.482cm" presentation:class="page"/>
        <draw:frame presentation:style-name="Default_20_1-notes" draw:layer="backgroundobjects" svg:width="19.039cm" svg:height="14.701cm" svg:x="2.379cm" svg:y="15.517cm" presentation:class="notes" presentation:placeholder="true">
          <draw:text-box/>
        </draw:frame>
        <draw:frame presentation:style-name="Mpr7" draw:text-style-name="MP1" draw:layer="backgroundobjects" svg:width="10.328cm" svg:height="1.6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328cm" svg:height="1.633cm" svg:x="13.4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328cm" svg:height="1.633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328cm" svg:height="1.633cm" svg:x="13.47cm" svg:y="31.03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office:forms form:automatic-focus="false" form:apply-design-mode="false"/>
      <draw:frame draw:name="Date Placeholder 1" presentation:style-name="Mpr9" draw:text-style-name="MP12" draw:layer="backgroundobjects" svg:width="6.533cm" svg:height="1.117cm" svg:x="1.399cm" svg:y="19.464cm" presentation:class="date-time" presentation:user-transformed="true">
        <draw:text-box>
          <text:p text:style-name="MP11"><text:span text:style-name="MT8"><text:date style:data-style-name="D1" text:date-value="2011-10-29">29.10.11</text:date></text:span></text:p>
        </draw:text-box>
      </draw:frame>
      <draw:frame draw:name="Footer Placeholder 2" presentation:style-name="Mpr9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3" presentation:style-name="Mpr9" draw:text-style-name="MP14" draw:layer="backgroundobjects" svg:width="6.533cm" svg:height="1.117cm" svg:x="20.066cm" svg:y="19.464cm" presentation:class="page-number" presentation:user-transformed="true">
        <draw:text-box>
          <text:p text:style-name="MP11"><text:span text:style-name="MT8"><text:page-number>&lt;number&gt;</text:page-number></text:span></text:p>
        </draw:text-box>
      </draw:frame>
      <draw:frame presentation:style-name="Default_20_2-title" draw:layer="backgroundobjects" svg:width="25.199cm" svg:height="3.506cm" svg:x="1.399cm" svg:y="0.837cm" presentation:class="title" presentation:placeholder="true">
        <draw:text-box/>
      </draw:frame>
      <draw:frame presentation:style-name="Default_20_2-outline1" draw:layer="backgroundobjects" svg:width="25.199cm" svg:height="13.859cm" svg:x="1.399cm" svg:y="4.91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999cm" svg:height="11.137cm" svg:x="3.499cm" svg:y="2.256cm" presentation:class="page"/>
        <draw:frame presentation:style-name="Default_20_2-notes" draw:layer="backgroundobjects" svg:width="16.799cm" svg:height="13.364cm" svg:x="2.099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9DT2H51M59S</meta:editing-duration>
    <meta:editing-cycles>193</meta:editing-cycles>
    <meta:generator>OpenOffice.org/3.3$Win32 OpenOffice.org_project/330m20$Build-9567</meta:generator>
    <dc:date>2011-10-29T22:14:53.69</dc:date>
    <dc:creator>Ed Willink</dc:creator>
    <meta:document-statistic meta:object-count="93"/>
    <meta:user-defined meta:name="Información 1"/>
    <meta:user-defined meta:name="Información 2"/>
    <meta:user-defined meta:name="Información 3"/>
    <meta:user-defined meta:name="Información 4"/>
  </office:meta>
</office:document-meta>
</file>